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729fcf" draw:textarea-horizontal-align="justify" draw:textarea-vertical-align="middle" draw:auto-grow-height="false" fo:min-height="1.467cm" fo:min-width="1.08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ff3838" draw:fill-color="#729fcf" draw:textarea-horizontal-align="justify" draw:textarea-vertical-align="middle" draw:auto-grow-height="false" fo:min-height="1.323cm" fo:min-width="1.07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17" style:family="graphic" style:parent-style-name="standard">
      <style:graphic-properties svg:stroke-color="#5eb91e" draw:fill-color="#650953"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svg:stroke-color="#5eb91e" draw:fill-color="#650953" draw:textarea-horizontal-align="justify" draw:textarea-vertical-align="middle" draw:auto-grow-height="false" fo:min-height="0.125cm" fo:min-width="0cm"/>
    </style:style>
    <style:style style:name="gr19" style:family="graphic" style:parent-style-name="standard">
      <style:graphic-properties draw:stroke="none" svg:stroke-color="#5eb91e" draw:fill="none" draw:fill-color="#650953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5eb91e" draw:fill="none" draw:fill-color="#5eb91e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5eb91e" draw:fill="none" draw:fill-color="#5eb91e" draw:auto-grow-height="true" draw:auto-grow-width="false" fo:max-height="0cm" fo:min-height="1.423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650953"/>
      <style:paragraph-properties fo:text-align="center"/>
    </style:style>
    <style:style style:name="P8" style:family="paragraph">
      <loext:graphic-properties draw:fill="none" draw:fill-color="#650953"/>
      <style:paragraph-properties style:writing-mode="lr-tb"/>
      <style:text-properties style:text-outline="true"/>
    </style:style>
    <style:style style:name="P9" style:family="paragraph">
      <loext:graphic-properties draw:fill="none" draw:fill-color="#5eb91e"/>
      <style:paragraph-properties style:writing-mode="lr-tb"/>
      <style:text-properties style:text-outline="true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47cm" svg:height="2.427cm" svg:x="2.7cm" svg:y="11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2.009cm">
          <draw:text-box>
            <text:p>+ <text:s/></text:p>
          </draw:text-box>
        </draw:frame>
        <draw:frame draw:style-name="gr3" draw:text-style-name="P2" draw:layer="layout" svg:width="0.706cm" svg:height="0.962cm" svg:x="3.264cm" svg:y="12.847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custom-shape draw:style-name="gr8" draw:text-style-name="P1" draw:layer="layout" svg:width="2.223cm" svg:height="2.223cm" svg:x="17.816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18.521cm" svg:y="5.808cm">
          <draw:text-box>
            <text:p>+ <text:s/></text:p>
          </draw:text-box>
        </draw:frame>
        <draw:frame draw:style-name="gr3" draw:text-style-name="P2" draw:layer="layout" svg:width="0.706cm" svg:height="0.962cm" svg:x="18.539cm" svg:y="6.646cm">
          <draw:text-box>
            <text:p>-</text:p>
          </draw:text-box>
        </draw:frame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9" draw:text-style-name="P3" draw:layer="layout" svg:x1="3.705cm" svg:y1="11.517cm" svg:x2="3.705cm" svg:y2="6.833cm">
          <text:p/>
        </draw:line>
        <draw:line draw:style-name="gr9" draw:text-style-name="P3" draw:layer="layout" svg:x1="3.705cm" svg:y1="6.833cm" svg:x2="4.451cm" svg:y2="6.824cm">
          <text:p/>
        </draw:line>
        <draw:line draw:style-name="gr9" draw:text-style-name="P3" draw:layer="layout" svg:x1="6.1cm" svg:y1="6.741cm" svg:x2="7.056cm" svg:y2="6.73cm">
          <text:p/>
        </draw:line>
        <draw:line draw:style-name="gr9" draw:text-style-name="P3" draw:layer="layout" svg:x1="10.263cm" svg:y1="3.829cm" svg:x2="10.263cm" svg:y2="11.021cm">
          <text:p/>
        </draw:line>
        <draw:line draw:style-name="gr9" draw:text-style-name="P3" draw:layer="layout" svg:x1="9.597cm" svg:y1="6.73cm" svg:x2="12.748cm" svg:y2="6.692cm">
          <text:p/>
        </draw:line>
        <draw:line draw:style-name="gr9" draw:text-style-name="P3" draw:layer="layout" svg:x1="10.185cm" svg:y1="2.179cm" svg:x2="10.191cm" svg:y2="1.381cm">
          <text:p/>
        </draw:line>
        <draw:line draw:style-name="gr9" draw:text-style-name="P3" draw:layer="layout" svg:x1="10.191cm" svg:y1="1.381cm" svg:x2="13.66cm" svg:y2="1.381cm">
          <text:p/>
        </draw:line>
        <draw:line draw:style-name="gr9" draw:text-style-name="P3" draw:layer="layout" svg:x1="13.66cm" svg:y1="5.614cm" svg:x2="13.654cm" svg:y2="4.185cm">
          <text:p/>
        </draw:line>
        <draw:line draw:style-name="gr9" draw:text-style-name="P3" draw:layer="layout" svg:x1="13.654cm" svg:y1="2.535cm" svg:x2="13.654cm" svg:y2="1.382cm">
          <text:p/>
        </draw:line>
        <draw:line draw:style-name="gr9" draw:text-style-name="P3" draw:layer="layout" svg:x1="13.695cm" svg:y1="7.963cm" svg:x2="16.864cm" svg:y2="7.927cm">
          <text:p/>
        </draw:line>
        <draw:line draw:style-name="gr9" draw:text-style-name="P3" draw:layer="layout" svg:x1="14.677cm" svg:y1="12.758cm" svg:x2="14.677cm" svg:y2="16.323cm">
          <text:p/>
        </draw:line>
        <draw:line draw:style-name="gr9" draw:text-style-name="P3" draw:layer="layout" svg:x1="16.864cm" svg:y1="12.999cm" svg:x2="16.899cm" svg:y2="16.323cm">
          <text:p/>
        </draw:line>
        <draw:line draw:style-name="gr9" draw:text-style-name="P3" draw:layer="layout" svg:x1="14.677cm" svg:y1="7.964cm" svg:x2="14.677cm" svg:y2="11.108cm">
          <text:p/>
        </draw:line>
        <draw:line draw:style-name="gr9" draw:text-style-name="P3" draw:layer="layout" svg:x1="16.865cm" svg:y1="7.964cm" svg:x2="16.864cm" svg:y2="10.883cm">
          <text:p/>
        </draw:line>
        <draw:line draw:style-name="gr9" draw:text-style-name="P3" draw:layer="layout" svg:x1="13.66cm" svg:y1="1.382cm" svg:x2="21.38cm" svg:y2="1.382cm">
          <text:p/>
        </draw:line>
        <draw:line draw:style-name="gr9" draw:text-style-name="P3" draw:layer="layout" svg:x1="19.016cm" svg:y1="1.382cm" svg:x2="19.016cm" svg:y2="5.631cm">
          <text:p/>
        </draw:line>
        <draw:line draw:style-name="gr9" draw:text-style-name="P3" draw:layer="layout" svg:x1="21.38cm" svg:y1="1.382cm" svg:x2="21.38cm" svg:y2="2.806cm">
          <text:p/>
        </draw:line>
        <draw:line draw:style-name="gr9" draw:text-style-name="P3" draw:layer="layout" svg:x1="24.043cm" svg:y1="7.828cm" svg:x2="24.026cm" svg:y2="10.172cm">
          <text:p/>
        </draw:line>
        <draw:line draw:style-name="gr9" draw:text-style-name="P3" draw:layer="layout" svg:x1="23.831cm" svg:y1="7.687cm" svg:x2="24.026cm" svg:y2="7.828cm">
          <text:p/>
        </draw:line>
        <draw:line draw:style-name="gr9" draw:text-style-name="P3" draw:layer="layout" svg:x1="24.044cm" svg:y1="11.822cm" svg:x2="24.044cm" svg:y2="16.323cm">
          <text:p/>
        </draw:line>
        <draw:line draw:style-name="gr9" draw:text-style-name="P3" draw:layer="layout" svg:x1="3.847cm" svg:y1="14.05cm" svg:x2="3.847cm" svg:y2="16.323cm">
          <text:p/>
        </draw:line>
        <draw:line draw:style-name="gr9" draw:text-style-name="P3" draw:layer="layout" svg:x1="3.847cm" svg:y1="16.323cm" svg:x2="24.044cm" svg:y2="16.323cm">
          <text:p/>
        </draw:line>
        <draw:line draw:style-name="gr9" draw:text-style-name="P3" draw:layer="layout" svg:x1="10.32cm" svg:y1="12.669cm" svg:x2="10.263cm" svg:y2="16.323cm">
          <text:p/>
        </draw:line>
        <draw:line draw:style-name="gr9" draw:text-style-name="P3" draw:layer="layout" svg:x1="19.016cm" svg:y1="7.854cm" svg:x2="19.051cm" svg:y2="16.323cm">
          <text:p/>
        </draw:line>
        <draw:line draw:style-name="gr9" draw:text-style-name="P3" draw:layer="layout" svg:x1="13.66cm" svg:y1="4.928cm" svg:x2="20.357cm" svg:y2="4.893cm">
          <text:p/>
        </draw:line>
        <draw:line draw:style-name="gr9" draw:text-style-name="P3" draw:layer="layout" svg:x1="20.357cm" svg:y1="4.893cm" svg:x2="20.392cm" svg:y2="11.815cm">
          <text:p/>
        </draw:line>
        <draw:line draw:style-name="gr9" draw:text-style-name="P3" draw:layer="layout" svg:x1="21.406cm" svg:y1="4.475cm" svg:x2="21.441cm" svg:y2="11.102cm">
          <text:p/>
        </draw:line>
        <draw:g>
          <draw:custom-shape draw:style-name="gr10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20.868cm" svg:y1="11.164cm" svg:x2="20.868cm" svg:y2="12.436cm">
                <text:p/>
              </draw:line>
              <draw:line draw:style-name="gr6" draw:text-style-name="P3" draw:layer="layout" svg:x1="21.393cm" svg:y1="11.146cm" svg:x2="20.868cm" svg:y2="11.481cm">
                <text:p/>
              </draw:line>
              <draw:line draw:style-name="gr7" draw:text-style-name="P3" draw:layer="layout" svg:x1="21.393cm" svg:y1="12.445cm" svg:x2="20.868cm" svg:y2="12.11cm">
                <text:p/>
              </draw:line>
              <draw:line draw:style-name="gr6" draw:text-style-name="P3" draw:layer="layout" svg:x1="21.379cm" svg:y1="10.51cm" svg:x2="21.379cm" svg:y2="11.146cm">
                <text:p/>
              </draw:line>
              <draw:line draw:style-name="gr6" draw:text-style-name="P3" draw:layer="layout" svg:x1="21.379cm" svg:y1="12.438cm" svg:x2="21.379cm" svg:y2="13.074cm">
                <text:p/>
              </draw:line>
              <draw:line draw:style-name="gr6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1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0.868cm" svg:y1="12.11cm" svg:x2="21.486cm" svg:y2="12.754cm">
          <text:p/>
        </draw:line>
        <draw:line draw:style-name="gr9" draw:text-style-name="P3" draw:layer="layout" svg:x1="21.486cm" svg:y1="12.754cm" svg:x2="21.477cm" svg:y2="16.323cm">
          <text:p/>
        </draw:line>
        <draw:custom-shape draw:style-name="gr13" draw:text-style-name="P6" draw:layer="layout" svg:width="0.83cm" svg:height="0.383cm" draw:transform="rotate (2.27346588364781) translate (21.149cm 11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64cm" svg:height="0.962cm" svg:x="1.129cm" svg:y="11.517cm">
          <draw:text-box>
            <text:p>V</text:p>
          </draw:text-box>
        </draw:frame>
        <draw:frame draw:style-name="gr3" draw:text-style-name="P2" draw:layer="layout" svg:width="1.694cm" svg:height="0.962cm" svg:x="1.552cm" svg:y="12.009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3" draw:text-style-name="P2" draw:layer="layout" svg:width="1.517cm" svg:height="0.962cm" svg:x="4.304cm" svg:y="5.07cm">
          <draw:text-box>
            <text:p>R</text:p>
          </draw:text-box>
        </draw:frame>
        <draw:frame draw:style-name="gr3" draw:text-style-name="P2" draw:layer="layout" svg:width="2.434cm" svg:height="0.962cm" svg:x="7.479cm" svg:y="4.963cm">
          <draw:text-box>
            <text:p>C</text:p>
          </draw:text-box>
        </draw:frame>
        <draw:frame draw:style-name="gr3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3" draw:text-style-name="P2" draw:layer="layout" svg:width="2.116cm" svg:height="0.962cm" svg:x="8.614cm" svg:y="11.02cm">
          <draw:text-box>
            <text:p>R</text:p>
          </draw:text-box>
        </draw:frame>
        <draw:frame draw:style-name="gr3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3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4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3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5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6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3" draw:text-style-name="P2" draw:layer="layout" svg:width="1.87cm" svg:height="0.962cm" svg:x="8.321cm" svg:y="2.194cm">
          <draw:text-box>
            <text:p>R</text:p>
          </draw:text-box>
        </draw:frame>
        <draw:frame draw:style-name="gr3" draw:text-style-name="P2" draw:layer="layout" svg:width="2.363cm" svg:height="0.962cm" svg:x="14.078cm" svg:y="1.989cm">
          <draw:text-box>
            <text:p>R</text:p>
          </draw:text-box>
        </draw:frame>
        <draw:frame draw:style-name="gr3" draw:text-style-name="P2" draw:layer="layout" svg:width="2.399cm" svg:height="0.962cm" svg:x="12.983cm" svg:y="10.255cm">
          <draw:text-box>
            <text:p>R</text:p>
          </draw:text-box>
        </draw:frame>
        <draw:frame draw:style-name="gr3" draw:text-style-name="P2" draw:layer="layout" svg:width="1.234cm" svg:height="0.962cm" svg:x="16.871cm" svg:y="10.15cm">
          <draw:text-box>
            <text:p>C</text:p>
          </draw:text-box>
        </draw:frame>
        <draw:frame draw:style-name="gr3" draw:text-style-name="P2" draw:layer="layout" svg:width="3.528cm" svg:height="0.962cm" svg:x="16.087cm" svg:y="5.713cm">
          <draw:text-box>
            <text:p>Vcc</text:p>
          </draw:text-box>
        </draw:frame>
        <draw:frame draw:style-name="gr3" draw:text-style-name="P2" draw:layer="layout" svg:width="2.716cm" svg:height="0.962cm" svg:x="21.813cm" svg:y="2.272cm">
          <draw:text-box>
            <text:p>R</text:p>
          </draw:text-box>
        </draw:frame>
        <draw:frame draw:style-name="gr3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3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3" draw:text-style-name="P2" draw:layer="layout" svg:width="1.87cm" svg:height="0.962cm" svg:x="22.301cm" svg:y="6.188cm">
          <draw:text-box>
            <text:p>C</text:p>
          </draw:text-box>
        </draw:frame>
        <draw:frame draw:style-name="gr3" draw:text-style-name="P2" draw:layer="layout" svg:width="1.517cm" svg:height="0.962cm" svg:x="22.509cm" svg:y="9.21cm">
          <draw:text-box>
            <text:p>R</text:p>
          </draw:text-box>
        </draw:frame>
        <draw:frame draw:style-name="gr3" draw:text-style-name="P2" draw:layer="layout" svg:width="1.446cm" svg:height="0.962cm" svg:x="21.767cm" svg:y="12.128cm">
          <draw:text-box>
            <text:p>vo</text:p>
          </draw:text-box>
        </draw:frame>
        <draw:frame draw:style-name="gr3" draw:text-style-name="P2" draw:layer="layout" svg:width="2.399cm" svg:height="0.962cm" svg:x="21.838cm" svg:y="8.421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2)</text:p>
          </draw:text-box>
        </draw:frame>
        <draw:g>
          <draw:line draw:style-name="gr4" draw:text-style-name="P3" draw:layer="layout" svg:x1="12.896cm" svg:y1="16.772cm" svg:x2="14.402cm" svg:y2="16.747cm">
            <text:p/>
          </draw:line>
          <draw:line draw:style-name="gr4" draw:text-style-name="P3" draw:layer="layout" svg:x1="12.895cm" svg:y1="16.767cm" svg:x2="14.401cm" svg:y2="16.742cm">
            <text:p/>
          </draw:line>
          <draw:line draw:style-name="gr4" draw:text-style-name="P3" draw:layer="layout" svg:x1="13.994cm" svg:y1="16.937cm" svg:x2="13.246cm" svg:y2="16.953cm">
            <text:p/>
          </draw:line>
          <draw:line draw:style-name="gr4" draw:text-style-name="P3" draw:layer="layout" svg:x1="13.796cm" svg:y1="17.105cm" svg:x2="13.437cm" svg:y2="17.113cm">
            <text:p/>
          </draw:line>
          <draw:line draw:style-name="gr4" draw:text-style-name="P3" draw:layer="layout" svg:x1="13.629cm" svg:y1="16.743cm" svg:x2="13.615cm" svg:y2="16.323cm">
            <text:p/>
          </draw:line>
        </draw:g>
        <draw:custom-shape draw:style-name="gr17" draw:text-style-name="P7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65cm" svg:height="0.529cm" svg:x="18.697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65cm" svg:height="0.529cm" svg:x="3.528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905cm" svg:height="0.962cm" svg:x="2.671cm" svg:y="6.419cm">
          <draw:text-box>
            <text:p><text:span text:style-name="T2">in</text:span></text:p>
          </draw:text-box>
        </draw:frame>
        <draw:custom-shape draw:style-name="gr18" draw:text-style-name="P7" draw:layer="layout" svg:width="0.565cm" svg:height="0.529cm" svg:x="6.563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905cm" svg:height="0.962cm" svg:x="6.071cm" svg:y="5.431cm">
          <draw:text-box>
            <text:p><text:span text:style-name="T2">in2</text:span></text:p>
          </draw:text-box>
        </draw:frame>
        <draw:frame draw:style-name="gr20" draw:text-style-name="P9" draw:layer="layout" svg:width="1.905cm" svg:height="0.962cm" svg:x="9.528cm" svg:y="6.938cm">
          <draw:text-box>
            <text:p><text:span text:style-name="T2">base</text:span></text:p>
          </draw:text-box>
        </draw:frame>
        <draw:frame draw:style-name="gr20" draw:text-style-name="P9" draw:layer="layout" svg:width="1.905cm" svg:height="0.962cm" svg:x="11.749cm" svg:y="4.385cm">
          <draw:text-box>
            <text:p><text:span text:style-name="T2">coll</text:span></text:p>
          </draw:text-box>
        </draw:frame>
        <draw:custom-shape draw:style-name="gr17" draw:text-style-name="P7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905cm" svg:height="0.962cm" svg:x="12.772cm" svg:y="8.324cm">
          <draw:text-box>
            <text:p><text:span text:style-name="T2">emit</text:span></text:p>
          </draw:text-box>
        </draw:frame>
        <draw:custom-shape draw:style-name="gr18" draw:text-style-name="P7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293cm" svg:height="1.673cm" svg:x="20.215cm" svg:y="6.188cm">
          <draw:text-box>
            <text:p><text:span text:style-name="T2">emit2</text:span></text:p>
          </draw:text-box>
        </draw:frame>
        <draw:frame draw:style-name="gr21" draw:text-style-name="P9" draw:layer="layout" svg:width="2.293cm" svg:height="1.673cm" svg:x="24.026cm" svg:y="7.008cm">
          <draw:text-box>
            <text:p><text:span text:style-name="T2">out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23T22:21:10.879530032</dc:date>
    <meta:editing-duration>P2DT5H51M10S</meta:editing-duration>
    <meta:generator>LibreOffice/6.4.6.2$Linux_X86_64 LibreOffice_project/40$Build-2</meta:generator>
    <meta:document-statistic meta:object-count="21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